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15225144CD98D1B9C9A.png" manifest:media-type="image/png"/>
  <manifest:file-entry manifest:full-path="Pictures/100002010000022300000152B7AC89B3FD7F3286.png" manifest:media-type="image/png"/>
  <manifest:file-entry manifest:full-path="Pictures/100002010000022300000152D54D30E850F820D2.png" manifest:media-type="image/png"/>
  <manifest:file-entry manifest:full-path="Pictures/1000020100000223000001525D231F10A31348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4.469cm" svg:height="8.94cm" svg:x="0.531cm" svg:y="3cm">
          <draw:image xlink:href="Pictures/1000020100000223000001525D231F10A313486C.png" xlink:type="simple" xlink:show="embed" xlink:actuate="onLoad" draw:mime-type="image/png">
            <text:p/>
          </draw:image>
        </draw:frame>
        <draw:frame draw:style-name="gr1" draw:text-style-name="P1" draw:layer="layout" svg:width="14.469cm" svg:height="8.94cm" svg:x="13.5cm" svg:y="3.468cm">
          <draw:image xlink:href="Pictures/100002010000022300000152D54D30E850F820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13.16cm" svg:height="8.131cm" svg:x="13.84cm" svg:y="3.369cm">
          <draw:image xlink:href="Pictures/100002010000022300000152B7AC89B3FD7F3286.png" xlink:type="simple" xlink:show="embed" xlink:actuate="onLoad" draw:mime-type="image/png">
            <text:p/>
          </draw:image>
        </draw:frame>
        <draw:frame draw:style-name="gr1" draw:text-style-name="P1" draw:layer="layout" svg:width="13cm" svg:height="8.032cm" svg:x="0.84cm" svg:y="3.369cm">
          <draw:image xlink:href="Pictures/10000201000002230000015225144CD98D1B9C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7:28:53.375903638</meta:creation-date>
    <dc:date>2021-12-31T19:15:01.126740808</dc:date>
    <meta:editing-duration>PT1H36M7S</meta:editing-duration>
    <meta:editing-cycles>1</meta:editing-cycles>
    <meta:document-statistic meta:object-count="29"/>
    <meta:generator>LibreOffice/7.1.7.2$Linux_X86_64 LibreOffice_project/10$Build-2</meta:generator>
  </office:meta>
</office:document-meta>
</file>